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Long_20_Dot" svg:stroke-width="0.028cm" svg:stroke-color="#729fc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stroke="dash" draw:stroke-dash="Long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158466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>
      <style:graphic-properties svg:stroke-color="#2a6099" draw:fill-color="#eeeeee"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 style:parent-style-name="standard">
      <style:graphic-properties draw:fill-color="#158466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fill-color="#ff860d" draw:textarea-horizontal-align="justify" draw:textarea-vertical-align="middle" draw:auto-grow-height="false" fo:min-height="0.034cm" fo:min-width="0cm"/>
    </style:style>
    <style:style style:name="gr11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ff860d" draw:marker-end="Arrow" draw:marker-end-width="0.3cm" draw:fill="solid" draw:textarea-vertical-align="middle"/>
    </style:style>
    <style:style style:name="gr14" style:family="graphic" style:parent-style-name="standard">
      <style:graphic-properties draw:fill-color="#650953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9" style:family="graphic" style:parent-style-name="objectwithoutfill">
      <style:graphic-properties svg:stroke-color="#780373" draw:marker-end="Arrow" draw:marker-end-width="0.3cm" draw:fill="solid" draw:textarea-vertical-align="middle"/>
    </style:style>
    <style:style style:name="gr2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2" style:family="graphic" style:parent-style-name="standard">
      <style:graphic-properties svg:stroke-color="#158466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ff860d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650953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2pt" style:font-size-asian="18pt" style:font-size-complex="18pt"/>
    </style:style>
    <style:style style:name="P13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0.4cm" svg:height="0.4cm" svg:x="4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3cm" svg:x2="5cm" svg:y2="16cm">
          <text:p/>
        </draw:line>
        <draw:frame draw:style-name="gr3" draw:text-style-name="P3" draw:layer="layout" svg:width="2cm" svg:height="1cm" svg:x="4cm" svg:y="2cm">
          <draw:text-box>
            <text:p text:style-name="P1"><text:span text:style-name="T1">Neu</text:span></text:p>
          </draw:text-box>
        </draw:frame>
        <draw:frame draw:style-name="gr4" draw:text-style-name="P3" draw:layer="layout" svg:width="2.8cm" svg:height="1.673cm" svg:x="6.6cm" svg:y="1.527cm">
          <draw:text-box>
            <text:p text:style-name="P1"><text:span text:style-name="T1">In Bearbeitung</text:span></text:p>
          </draw:text-box>
        </draw:frame>
        <draw:line draw:style-name="gr5" draw:text-style-name="P2" draw:layer="layout" svg:x1="8cm" svg:y1="3cm" svg:x2="8cm" svg:y2="16cm">
          <text:p/>
        </draw:line>
        <draw:line draw:style-name="gr5" draw:text-style-name="P2" draw:layer="layout" svg:x1="20cm" svg:y1="3cm" svg:x2="20cm" svg:y2="16.1cm">
          <text:p/>
        </draw:line>
        <draw:line draw:style-name="gr5" draw:text-style-name="P2" draw:layer="layout" svg:x1="13cm" svg:y1="3cm" svg:x2="13cm" svg:y2="16cm">
          <text:p/>
        </draw:line>
        <draw:custom-shape draw:style-name="gr6" draw:text-style-name="P4" xml:id="id3" draw:id="id3" draw:layer="layout" svg:width="0.4cm" svg:height="0.4cm" svg:x="7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cm" svg:y1="3cm" svg:x2="17cm" svg:y2="16cm">
          <text:p/>
        </draw:line>
        <draw:custom-shape draw:style-name="gr7" draw:text-style-name="P6" xml:id="id1" draw:id="id1" draw:layer="layout" svg:width="2cm" svg:height="2cm" svg:x="14cm" svg:y="10.5cm">
          <text:p text:style-name="P5"><text:span text:style-name="T1">Prüfu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3cm" svg:height="2cm" svg:x="9cm" svg:y="7.5cm">
          <text:p text:style-name="P5"><text:span text:style-name="T1">Bearbei</text:span><text:span text:style-name="T1">t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0.4cm" svg:height="0.4cm" svg:x="12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" draw:id="id2" draw:layer="layout" svg:width="0.4cm" svg:height="0.4cm" svg:x="16.8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8.2cm" svg:y1="8.5cm" svg:x2="9.1cm" svg:y2="8.5cm">
          <text:p/>
        </draw:line>
        <draw:line draw:style-name="gr12" draw:text-style-name="P9" draw:layer="layout" svg:x1="12cm" svg:y1="8.5cm" svg:x2="12.8cm" svg:y2="8.5cm">
          <text:p/>
        </draw:line>
        <draw:connector draw:style-name="gr13" draw:text-style-name="P9" draw:layer="layout" svg:x1="16cm" svg:y1="11.5cm" svg:x2="16.8cm" svg:y2="11.5cm" draw:start-shape="id1" draw:start-glue-point="7" draw:end-shape="id2" draw:end-glue-point="6" svg:d="M16000 11500h800" svg:viewBox="0 0 801 1">
          <text:p/>
        </draw:connector>
        <draw:connector draw:style-name="gr13" draw:text-style-name="P9" draw:layer="layout" draw:line-skew="-1.299cm" svg:x1="17cm" svg:y1="11.3cm" svg:x2="8cm" svg:y2="8.3cm" draw:start-shape="id2" draw:start-glue-point="4" draw:end-shape="id3" draw:end-glue-point="4" svg:d="M17000 11300v-4800h-9000v1800" svg:viewBox="0 0 9001 4801">
          <text:p/>
        </draw:connector>
        <draw:line draw:style-name="gr5" draw:text-style-name="P2" draw:layer="layout" svg:x1="23cm" svg:y1="3.1cm" svg:x2="23cm" svg:y2="16cm">
          <text:p/>
        </draw:line>
        <draw:custom-shape draw:style-name="gr14" draw:text-style-name="P10" xml:id="id4" draw:id="id4" draw:layer="layout" svg:width="0.4cm" svg:height="0.4cm" svg:x="19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2.8cm" svg:height="1.199cm" svg:x="11.6cm" svg:y="2cm">
          <draw:text-box>
            <text:p text:style-name="P1"><text:span text:style-name="T1">Ausgeführt</text:span></text:p>
          </draw:text-box>
        </draw:frame>
        <draw:frame draw:style-name="gr15" draw:text-style-name="P3" draw:layer="layout" svg:width="2.8cm" svg:height="1.199cm" svg:x="15.599cm" svg:y="2cm">
          <draw:text-box>
            <text:p text:style-name="P1"><text:span text:style-name="T1">Rückfrage</text:span></text:p>
          </draw:text-box>
        </draw:frame>
        <draw:frame draw:style-name="gr15" draw:text-style-name="P3" draw:layer="layout" svg:width="2.8cm" svg:height="1.199cm" svg:x="18.6cm" svg:y="2.001cm">
          <draw:text-box>
            <text:p text:style-name="P1"><text:span text:style-name="T1">Erledigt</text:span></text:p>
          </draw:text-box>
        </draw:frame>
        <draw:frame draw:style-name="gr15" draw:text-style-name="P3" draw:layer="layout" svg:width="2.8cm" svg:height="1.199cm" svg:x="21.599cm" svg:y="1.921cm">
          <draw:text-box>
            <text:p text:style-name="P1"><text:span text:style-name="T1">Storniert</text:span></text:p>
          </draw:text-box>
        </draw:frame>
        <draw:frame draw:style-name="gr16" draw:text-style-name="P12" draw:layer="layout" svg:width="3.9cm" svg:height="2cm" svg:x="1cm" svg:y="7.5cm">
          <draw:text-box>
            <text:p text:style-name="P11"><text:span text:style-name="T1">Aufgaben-verantwortlicher</text:span></text:p>
          </draw:text-box>
        </draw:frame>
        <draw:line draw:style-name="gr17" draw:text-style-name="P9" draw:layer="layout" svg:x1="1cm" svg:y1="6cm" svg:x2="24cm" svg:y2="6cm">
          <text:p/>
        </draw:line>
        <draw:line draw:style-name="gr17" draw:text-style-name="P9" draw:layer="layout" svg:x1="1cm" svg:y1="10cm" svg:x2="23.9cm" svg:y2="10cm">
          <text:p/>
        </draw:line>
        <draw:frame draw:style-name="gr16" draw:text-style-name="P12" draw:layer="layout" svg:width="3.9cm" svg:height="2cm" svg:x="1cm" svg:y="10.4cm">
          <draw:text-box>
            <text:p text:style-name="P11"><text:span text:style-name="T1">Objekt-verantwortlicher</text:span></text:p>
          </draw:text-box>
        </draw:frame>
        <draw:custom-shape draw:style-name="gr18" draw:text-style-name="P13" xml:id="id5" draw:id="id5" draw:layer="layout" svg:width="0.4cm" svg:height="0.4cm" svg:x="22.8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svg:x1="15cm" svg:y1="12.5cm" svg:x2="19.8cm" svg:y2="13cm" draw:start-shape="id1" draw:start-glue-point="6" draw:end-shape="id4" draw:end-glue-point="6" svg:d="M15000 12500v502h2901v-2h1899" svg:viewBox="0 0 4801 503">
          <text:p/>
        </draw:connector>
        <draw:connector draw:style-name="gr20" draw:text-style-name="P9" draw:layer="layout" svg:x1="8cm" svg:y1="8.7cm" svg:x2="22.8cm" svg:y2="14cm" draw:start-shape="id3" draw:start-glue-point="8" draw:end-shape="id5" draw:end-glue-point="6" svg:d="M8000 8700v5300h14800" svg:viewBox="0 0 14801 5301">
          <text:p/>
        </draw:connector>
        <draw:connector draw:style-name="gr20" draw:text-style-name="P9" draw:layer="layout" svg:x1="5cm" svg:y1="4.7cm" svg:x2="22.8cm" svg:y2="14cm" draw:start-shape="id6" draw:start-glue-point="8" draw:end-shape="id5" draw:end-glue-point="6" svg:d="M5000 4700v9300h17800" svg:viewBox="0 0 17801 9301">
          <text:p/>
        </draw:connector>
        <draw:connector draw:style-name="gr11" draw:text-style-name="P9" draw:layer="layout" svg:x1="5cm" svg:y1="4.7cm" svg:x2="7.8cm" svg:y2="8.5cm" draw:start-shape="id6" draw:start-glue-point="8" draw:end-shape="id3" draw:end-glue-point="6" svg:d="M5000 4700v3800h2800" svg:viewBox="0 0 2801 3801">
          <text:p/>
        </draw:connector>
        <draw:line draw:style-name="gr17" draw:text-style-name="P9" draw:layer="layout" svg:x1="1cm" svg:y1="15cm" svg:x2="24cm" svg:y2="15cm">
          <text:p/>
        </draw:line>
        <draw:frame draw:style-name="gr21" draw:text-style-name="P12" draw:layer="layout" svg:width="3.9cm" svg:height="1.1cm" svg:x="1cm" svg:y="4cm">
          <draw:text-box>
            <text:p text:style-name="P11"><text:span text:style-name="T1">Alle</text:span></text:p>
          </draw:text-box>
        </draw:frame>
        <draw:line draw:style-name="gr17" draw:text-style-name="P9" draw:layer="layout" svg:x1="1cm" svg:y1="3.5cm" svg:x2="24cm" svg:y2="3.5cm">
          <text:p/>
        </draw:line>
        <draw:connector draw:style-name="gr22" draw:text-style-name="P1" draw:layer="layout" svg:x1="13cm" svg:y1="8.7cm" svg:x2="14cm" svg:y2="11.5cm" draw:start-shape="id7" draw:start-glue-point="8" draw:end-shape="id1" draw:end-glue-point="5" svg:d="M13000 8700v2800h1000" svg:viewBox="0 0 1001 2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9:37:01.262028243</meta:creation-date>
    <dc:date>2021-07-04T19:18:40.164779624</dc:date>
    <meta:editing-duration>PT3H45M4S</meta:editing-duration>
    <meta:editing-cycles>5</meta:editing-cycles>
    <meta:generator>LibreOffice/6.4.7.2$Linux_X86_64 LibreOffice_project/40$Build-2</meta:generator>
    <meta:document-statistic meta:object-count="36"/>
  </office:meta>
</office:document-meta>
</file>